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2"/>
    <style:style style:name="ce3" style:family="table-cell" style:parent-style-name="Default" style:data-style-name="N43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5715cm" style:use-optimal-column-width="true"/>
    </style:style>
    <style:style style:name="co3" style:family="table-column">
      <style:table-column-properties fo:break-before="auto" style:column-width="0.5715cm"/>
    </style:style>
    <style:style style:name="co4" style:family="table-column">
      <style:table-column-properties fo:break-before="auto" style:column-width="7.366cm" style:use-optimal-column-width="true"/>
    </style:style>
    <style:style style:name="co5" style:family="table-column">
      <style:table-column-properties fo:break-before="auto" style:column-width="0.275166666666667cm" style:use-optimal-column-width="true"/>
    </style:style>
    <style:style style:name="co6" style:family="table-column">
      <style:table-column-properties fo:break-before="auto" style:column-width="0.9525cm" style:use-optimal-column-width="true"/>
    </style:style>
    <style:style style:name="co7" style:family="table-column">
      <style:table-column-properties fo:break-before="auto" style:column-width="0.9525cm"/>
    </style:style>
    <style:style style:name="co8" style:family="table-column">
      <style:table-column-properties fo:break-before="auto" style:column-width="0.931333333333333cm" style:use-optimal-column-width="true"/>
    </style:style>
    <style:style style:name="co9" style:family="table-column">
      <style:table-column-properties fo:break-before="auto" style:column-width="0.931333333333333cm"/>
    </style:style>
    <style:style style:name="co10" style:family="table-column">
      <style:table-column-properties fo:break-before="auto" style:column-width="0.783166666666667cm" style:use-optimal-column-width="true"/>
    </style:style>
    <style:style style:name="co11" style:family="table-column">
      <style:table-column-properties fo:break-before="auto" style:column-width="2.01083333333333cm" style:use-optimal-column-width="true"/>
    </style:style>
    <style:style style:name="co12" style:family="table-column">
      <style:table-column-properties fo:break-before="auto" style:column-width="9.122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9" table:number-columns-repeated="3" table:default-cell-style-name="ce1"/>
        <table:table-column table:style-name="co10" table:default-cell-style-name="ce3"/>
        <table:table-column table:style-name="co1" table:number-columns-repeated="16372" table:default-cell-style-name="ce1"/>
        <table:table-row table:style-name="ro1">
          <table:table-cell office:value-type="string" table:style-name="ce1">
            <text:p>(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Moda e abbigliamento"</text:p>
          </table:table-cell>
          <table:table-cell office:value-type="string" table:style-name="ce1">
            <text:p>,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.</text:p>
          </table:table-cell>
          <table:table-cell office:value-type="float" office:value="99" table:style-name="ce3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10" table:style-name="ce3">
            <text:p>10</text:p>
          </table:table-cell>
          <table:table-cell office:value-type="string" table:style-name="ce1">
            <text:p>),</text:p>
          </table:table-cell>
          <table:table-cell office:value-type="string" office:string-value="(1, &quot;Moda e abbigliamento&quot;,50.99,0.10)," table:formula="of:=CONCATENATE([.A1];[.B1];[.C1];[.D1];[.E1];[.F1];[.G1];[.H1];[.I1];[.J1];[.K1];[.L1];[.M1])" table:style-name="ce1">
            <text:p>(1, "Moda e abbigliamento",50.99,0.1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Moda e abbigliamento"</text:p>
          </table:table-cell>
          <table:table-cell office:value-type="string" table:style-name="ce1">
            <text:p>,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.</text:p>
          </table:table-cell>
          <table:table-cell office:value-type="float" office:value="99" table:style-name="ce3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),</text:p>
          </table:table-cell>
          <table:table-cell office:value-type="string" office:string-value="(2, &quot;Moda e abbigliamento&quot;,79.99,0.15)," table:formula="of:=CONCATENATE([.A2];[.B2];[.C2];[.D2];[.E2];[.F2];[.G2];[.H2];[.I2];[.J2];[.K2];[.L2];[.M2])" table:style-name="ce1">
            <text:p>(2, "Moda e abbigliamento",79.99,0.15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Moda e abbigliamento"</text:p>
          </table:table-cell>
          <table:table-cell office:value-type="string" table:style-name="ce1">
            <text:p>,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.</text:p>
          </table:table-cell>
          <table:table-cell office:value-type="float" office:value="99" table:style-name="ce3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),</text:p>
          </table:table-cell>
          <table:table-cell office:value-type="string" office:string-value="(3, &quot;Moda e abbigliamento&quot;,159.99,0.30)," table:formula="of:=CONCATENATE([.A3];[.B3];[.C3];[.D3];[.E3];[.F3];[.G3];[.H3];[.I3];[.J3];[.K3];[.L3];[.M3])" table:style-name="ce1">
            <text:p>(3, "Moda e abbigliamento",159.99,0.3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Moda e abbigliamento"</text:p>
          </table:table-cell>
          <table:table-cell office:value-type="string" table:style-name="ce1">
            <text:p>,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.</text:p>
          </table:table-cell>
          <table:table-cell office:value-type="float" office:value="99" table:style-name="ce3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),</text:p>
          </table:table-cell>
          <table:table-cell office:value-type="string" office:string-value="(4, &quot;Moda e abbigliamento&quot;,119.99,0.20)," table:formula="of:=CONCATENATE([.A4];[.B4];[.C4];[.D4];[.E4];[.F4];[.G4];[.H4];[.I4];[.J4];[.K4];[.L4];[.M4])" table:style-name="ce1">
            <text:p>(4, "Moda e abbigliamento",119.99,0.2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Moda e abbigliamento"</text:p>
          </table:table-cell>
          <table:table-cell office:value-type="string" table:style-name="ce1">
            <text:p>,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5" table:style-name="ce3">
            <text:p>05</text:p>
          </table:table-cell>
          <table:table-cell office:value-type="string" table:style-name="ce1">
            <text:p>),</text:p>
          </table:table-cell>
          <table:table-cell office:value-type="string" office:string-value="(5, &quot;Moda e abbigliamento&quot;,65.50,0.5)," table:formula="of:=CONCATENATE([.A5];[.B5];[.C5];[.D5];[.E5];[.F5];[.G5];[.H5];[.I5];[.J5];[.K5];[.L5];[.M5])" table:style-name="ce1">
            <text:p>(5, "Moda e abbigliamento",65.50,0.5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Ricambi auto"</text:p>
          </table:table-cell>
          <table:table-cell office:value-type="string" table:style-name="ce1">
            <text:p>,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),</text:p>
          </table:table-cell>
          <table:table-cell office:value-type="string" office:string-value="(6, &quot;Ricambi auto&quot;,120.0,0.20)," table:formula="of:=CONCATENATE([.A6];[.B6];[.C6];[.D6];[.E6];[.F6];[.G6];[.H6];[.I6];[.J6];[.K6];[.L6];[.M6])" table:style-name="ce1">
            <text:p>(6, "Ricambi auto",120.0,0.2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Ricambi auto"</text:p>
          </table:table-cell>
          <table:table-cell office:value-type="string" table:style-name="ce1">
            <text:p>,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10" table:style-name="ce3">
            <text:p>10</text:p>
          </table:table-cell>
          <table:table-cell office:value-type="string" table:style-name="ce1">
            <text:p>),</text:p>
          </table:table-cell>
          <table:table-cell office:value-type="string" office:string-value="(7, &quot;Ricambi auto&quot;,89.50,0.10)," table:formula="of:=CONCATENATE([.A7];[.B7];[.C7];[.D7];[.E7];[.F7];[.G7];[.H7];[.I7];[.J7];[.K7];[.L7];[.M7])" table:style-name="ce1">
            <text:p>(7, "Ricambi auto",89.50,0.1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Ricambi auto"</text:p>
          </table:table-cell>
          <table:table-cell office:value-type="string" table:style-name="ce1">
            <text:p>,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5" table:style-name="ce3">
            <text:p>25</text:p>
          </table:table-cell>
          <table:table-cell office:value-type="string" table:style-name="ce1">
            <text:p>),</text:p>
          </table:table-cell>
          <table:table-cell office:value-type="string" office:string-value="(8, &quot;Ricambi auto&quot;,200.0,0.25)," table:formula="of:=CONCATENATE([.A8];[.B8];[.C8];[.D8];[.E8];[.F8];[.G8];[.H8];[.I8];[.J8];[.K8];[.L8];[.M8])" table:style-name="ce1">
            <text:p>(8, "Ricambi auto",200.0,0.25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Mobili e arredamento per la casa"</text:p>
          </table:table-cell>
          <table:table-cell office:value-type="string" table:style-name="ce1">
            <text:p>,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.</text:p>
          </table:table-cell>
          <table:table-cell office:value-type="float" office:value="99" table:style-name="ce3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60" table:style-name="ce3">
            <text:p>60</text:p>
          </table:table-cell>
          <table:table-cell office:value-type="string" table:style-name="ce1">
            <text:p>),</text:p>
          </table:table-cell>
          <table:table-cell office:value-type="string" office:string-value="(9, &quot;Mobili e arredamento per la casa&quot;,399.99,0.60)," table:formula="of:=CONCATENATE([.A9];[.B9];[.C9];[.D9];[.E9];[.F9];[.G9];[.H9];[.I9];[.J9];[.K9];[.L9];[.M9])" table:style-name="ce1">
            <text:p>(9, "Mobili e arredamento per la casa",399.99,0.60),</text:p>
          </table:table-cell>
          <table:table-cell table:number-columns-repeated="9" table:style-name="ce1"/>
          <table:table-cell office:value-type="string" table:style-name="ce1">
            <text:p><text:s/>Moda e abbigliamento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Mobili e arredamento per la casa"</text:p>
          </table:table-cell>
          <table:table-cell office:value-type="string" table:style-name="ce1">
            <text:p>,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),</text:p>
          </table:table-cell>
          <table:table-cell office:value-type="string" office:string-value="(10, &quot;Mobili e arredamento per la casa&quot;,799.50,0.30)," table:formula="of:=CONCATENATE([.A10];[.B10];[.C10];[.D10];[.E10];[.F10];[.G10];[.H10];[.I10];[.J10];[.K10];[.L10];[.M10])" table:style-name="ce1">
            <text:p>(10, "Mobili e arredamento per la casa",799.50,0.30),</text:p>
          </table:table-cell>
          <table:table-cell table:number-columns-repeated="9" table:style-name="ce1"/>
          <table:table-cell office:value-type="string" table:style-name="ce1">
            <text:p><text:s/>Ricambi auto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Mobili e arredamento per la casa"</text:p>
          </table:table-cell>
          <table:table-cell office:value-type="string" table:style-name="ce1">
            <text:p>,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5" table:style-name="ce3">
            <text:p>25</text:p>
          </table:table-cell>
          <table:table-cell office:value-type="string" table:style-name="ce1">
            <text:p>),</text:p>
          </table:table-cell>
          <table:table-cell office:value-type="string" office:string-value="(11, &quot;Mobili e arredamento per la casa&quot;,299.0,0.25)," table:formula="of:=CONCATENATE([.A11];[.B11];[.C11];[.D11];[.E11];[.F11];[.G11];[.H11];[.I11];[.J11];[.K11];[.L11];[.M11])" table:style-name="ce1">
            <text:p>(11, "Mobili e arredamento per la casa",299.0,0.25),</text:p>
          </table:table-cell>
          <table:table-cell table:number-columns-repeated="9" table:style-name="ce1"/>
          <table:table-cell office:value-type="string" table:style-name="ce1">
            <text:p><text:s/>Mobili e arredamento per la casa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Generi alimentari"</text:p>
          </table:table-cell>
          <table:table-cell office:value-type="string" table:style-name="ce1">
            <text:p>,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),</text:p>
          </table:table-cell>
          <table:table-cell office:value-type="string" office:string-value="(12, &quot;Generi alimentari&quot;,25.0,0.20)," table:formula="of:=CONCATENATE([.A12];[.B12];[.C12];[.D12];[.E12];[.F12];[.G12];[.H12];[.I12];[.J12];[.K12];[.L12];[.M12])" table:style-name="ce1">
            <text:p>(12, "Generi alimentari",25.0,0.20),</text:p>
          </table:table-cell>
          <table:table-cell table:number-columns-repeated="9" table:style-name="ce1"/>
          <table:table-cell office:value-type="string" table:style-name="ce1">
            <text:p><text:s/>Generi alimentari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Generi alimentari"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),</text:p>
          </table:table-cell>
          <table:table-cell office:value-type="string" office:string-value="(13, &quot;Generi alimentari&quot;,30.50,0.40)," table:formula="of:=CONCATENATE([.A13];[.B13];[.C13];[.D13];[.E13];[.F13];[.G13];[.H13];[.I13];[.J13];[.K13];[.L13];[.M13])" table:style-name="ce1">
            <text:p>(13, "Generi alimentari",30.50,0.40),</text:p>
          </table:table-cell>
          <table:table-cell table:number-columns-repeated="9" table:style-name="ce1"/>
          <table:table-cell office:value-type="string" table:style-name="ce1">
            <text:p><text:s/>Calzature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Generi alimentari"</text:p>
          </table:table-cell>
          <table:table-cell office:value-type="string" table:style-name="ce1">
            <text:p>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5" table:style-name="ce3">
            <text:p>05</text:p>
          </table:table-cell>
          <table:table-cell office:value-type="string" table:style-name="ce1">
            <text:p>),</text:p>
          </table:table-cell>
          <table:table-cell office:value-type="string" office:string-value="(14, &quot;Generi alimentari&quot;,10.50,0.5)," table:formula="of:=CONCATENATE([.A14];[.B14];[.C14];[.D14];[.E14];[.F14];[.G14];[.H14];[.I14];[.J14];[.K14];[.L14];[.M14])" table:style-name="ce1">
            <text:p>(14, "Generi alimentari",10.50,0.5),</text:p>
          </table:table-cell>
          <table:table-cell table:number-columns-repeated="9" table:style-name="ce1"/>
          <table:table-cell office:value-type="string" table:style-name="ce1">
            <text:p><text:s/>Gioielli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Generi alimentari"</text:p>
          </table:table-cell>
          <table:table-cell office:value-type="string" table:style-name="ce1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.</text:p>
          </table:table-cell>
          <table:table-cell office:value-type="float" office:value="99" table:style-name="ce3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),</text:p>
          </table:table-cell>
          <table:table-cell office:value-type="string" office:string-value="(15, &quot;Generi alimentari&quot;,15.99,0.15)," table:formula="of:=CONCATENATE([.A15];[.B15];[.C15];[.D15];[.E15];[.F15];[.G15];[.H15];[.I15];[.J15];[.K15];[.L15];[.M15])" table:style-name="ce1">
            <text:p>(15, "Generi alimentari",15.99,0.15),</text:p>
          </table:table-cell>
          <table:table-cell table:number-columns-repeated="9" table:style-name="ce1"/>
          <table:table-cell office:value-type="string" table:style-name="ce1">
            <text:p><text:s/>Piante e prodotti per il giardino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Calzature"</text:p>
          </table:table-cell>
          <table:table-cell office:value-type="string" table:style-name="ce1">
            <text:p>,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5" table:style-name="ce3">
            <text:p>05</text:p>
          </table:table-cell>
          <table:table-cell office:value-type="string" table:style-name="ce1">
            <text:p>),</text:p>
          </table:table-cell>
          <table:table-cell office:value-type="string" office:string-value="(16, &quot;Calzature&quot;,99.0,0.5)," table:formula="of:=CONCATENATE([.A16];[.B16];[.C16];[.D16];[.E16];[.F16];[.G16];[.H16];[.I16];[.J16];[.K16];[.L16];[.M16])" table:style-name="ce1">
            <text:p>(16, "Calzature",99.0,0.5),</text:p>
          </table:table-cell>
          <table:table-cell table:number-columns-repeated="9" table:style-name="ce1"/>
          <table:table-cell office:value-type="string" table:style-name="ce1">
            <text:p><text:s/>Dispositivi elettronici e IoT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Calzature"</text:p>
          </table:table-cell>
          <table:table-cell office:value-type="string" table:style-name="ce1">
            <text:p>,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),</text:p>
          </table:table-cell>
          <table:table-cell office:value-type="string" office:string-value="(17, &quot;Calzature&quot;,59.50,0.20)," table:formula="of:=CONCATENATE([.A17];[.B17];[.C17];[.D17];[.E17];[.F17];[.G17];[.H17];[.I17];[.J17];[.K17];[.L17];[.M17])" table:style-name="ce1">
            <text:p>(17, "Calzature",59.50,0.20),</text:p>
          </table:table-cell>
          <table:table-cell table:number-columns-repeated="9" table:style-name="ce1"/>
          <table:table-cell office:value-type="string" table:style-name="ce1">
            <text:p><text:s/>Prodotti per la salute mentale e il benessere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Calzature"</text:p>
          </table:table-cell>
          <table:table-cell office:value-type="string" table:style-name="ce1">
            <text:p>,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10" table:style-name="ce3">
            <text:p>10</text:p>
          </table:table-cell>
          <table:table-cell office:value-type="string" table:style-name="ce1">
            <text:p>),</text:p>
          </table:table-cell>
          <table:table-cell office:value-type="string" office:string-value="(18, &quot;Calzature&quot;,120.0,0.10)," table:formula="of:=CONCATENATE([.A18];[.B18];[.C18];[.D18];[.E18];[.F18];[.G18];[.H18];[.I18];[.J18];[.K18];[.L18];[.M18])" table:style-name="ce1">
            <text:p>(18, "Calzature",120.0,0.10),</text:p>
          </table:table-cell>
          <table:table-cell table:number-columns-repeated="9" table:style-name="ce1"/>
          <table:table-cell office:value-type="string" table:style-name="ce1">
            <text:p><text:s/>Alimenti e prodotti per animali domestici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Gioielli"</text:p>
          </table:table-cell>
          <table:table-cell office:value-type="string" table:style-name="ce1">
            <text:p>,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.</text:p>
          </table:table-cell>
          <table:table-cell office:value-type="float" office:value="99" table:style-name="ce3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5" table:style-name="ce3">
            <text:p>25</text:p>
          </table:table-cell>
          <table:table-cell office:value-type="string" table:style-name="ce1">
            <text:p>),</text:p>
          </table:table-cell>
          <table:table-cell office:value-type="string" office:string-value="(19, &quot;Gioielli&quot;,499.99,0.25)," table:formula="of:=CONCATENATE([.A19];[.B19];[.C19];[.D19];[.E19];[.F19];[.G19];[.H19];[.I19];[.J19];[.K19];[.L19];[.M19])" table:style-name="ce1">
            <text:p>(19, "Gioielli",499.99,0.25),</text:p>
          </table:table-cell>
          <table:table-cell table:number-columns-repeated="9" table:style-name="ce1"/>
          <table:table-cell office:value-type="string" table:style-name="ce1">
            <text:p><text:s/>Corsi e materiali didattici<text:s/>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Gioielli"</text:p>
          </table:table-cell>
          <table:table-cell office:value-type="string" table:style-name="ce1">
            <text:p>,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),</text:p>
          </table:table-cell>
          <table:table-cell office:value-type="string" office:string-value="(20, &quot;Gioielli&quot;,899.50,0.20)," table:formula="of:=CONCATENATE([.A20];[.B20];[.C20];[.D20];[.E20];[.F20];[.G20];[.H20];[.I20];[.J20];[.K20];[.L20];[.M20])" table:style-name="ce1">
            <text:p>(20, "Gioielli",899.50,0.2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Piante e prodotti per il giardino"</text:p>
          </table:table-cell>
          <table:table-cell office:value-type="string" table:style-name="ce1">
            <text:p>,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.</text:p>
          </table:table-cell>
          <table:table-cell office:value-type="float" office:value="99" table:style-name="ce3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5" table:style-name="ce3">
            <text:p>25</text:p>
          </table:table-cell>
          <table:table-cell office:value-type="string" table:style-name="ce1">
            <text:p>),</text:p>
          </table:table-cell>
          <table:table-cell office:value-type="string" office:string-value="(21, &quot;Piante e prodotti per il giardino&quot;,49.99,0.25)," table:formula="of:=CONCATENATE([.A21];[.B21];[.C21];[.D21];[.E21];[.F21];[.G21];[.H21];[.I21];[.J21];[.K21];[.L21];[.M21])" table:style-name="ce1">
            <text:p>(21, "Piante e prodotti per il giardino",49.99,0.25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Piante e prodotti per il giardino"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),</text:p>
          </table:table-cell>
          <table:table-cell office:value-type="string" office:string-value="(22, &quot;Piante e prodotti per il giardino&quot;,29.50,0.30)," table:formula="of:=CONCATENATE([.A22];[.B22];[.C22];[.D22];[.E22];[.F22];[.G22];[.H22];[.I22];[.J22];[.K22];[.L22];[.M22])" table:style-name="ce1">
            <text:p>(22, "Piante e prodotti per il giardino",29.50,0.3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Dispositivi elettronici e IoT"</text:p>
          </table:table-cell>
          <table:table-cell office:value-type="string" table:style-name="ce1">
            <text:p>,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10" table:style-name="ce3">
            <text:p>10</text:p>
          </table:table-cell>
          <table:table-cell office:value-type="string" table:style-name="ce1">
            <text:p>),</text:p>
          </table:table-cell>
          <table:table-cell office:value-type="string" office:string-value="(23, &quot;Dispositivi elettronici e IoT&quot;,799.0,0.10)," table:formula="of:=CONCATENATE([.A23];[.B23];[.C23];[.D23];[.E23];[.F23];[.G23];[.H23];[.I23];[.J23];[.K23];[.L23];[.M23])" table:style-name="ce1">
            <text:p>(23, "Dispositivi elettronici e IoT",799.0,0.1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Dispositivi elettronici e IoT"</text:p>
          </table:table-cell>
          <table:table-cell office:value-type="string" table:style-name="ce1">
            <text:p>,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5" table:style-name="ce3">
            <text:p>05</text:p>
          </table:table-cell>
          <table:table-cell office:value-type="string" table:style-name="ce1">
            <text:p>),</text:p>
          </table:table-cell>
          <table:table-cell office:value-type="string" office:string-value="(24, &quot;Dispositivi elettronici e IoT&quot;,399.50,0.5)," table:formula="of:=CONCATENATE([.A24];[.B24];[.C24];[.D24];[.E24];[.F24];[.G24];[.H24];[.I24];[.J24];[.K24];[.L24];[.M24])" table:style-name="ce1">
            <text:p>(24, "Dispositivi elettronici e IoT",399.50,0.5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Dispositivi elettronici e IoT"</text:p>
          </table:table-cell>
          <table:table-cell office:value-type="string" table:style-name="ce1">
            <text:p>,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),</text:p>
          </table:table-cell>
          <table:table-cell office:value-type="string" office:string-value="(25, &quot;Dispositivi elettronici e IoT&quot;,1200.0,0.20)," table:formula="of:=CONCATENATE([.A25];[.B25];[.C25];[.D25];[.E25];[.F25];[.G25];[.H25];[.I25];[.J25];[.K25];[.L25];[.M25])" table:style-name="ce1">
            <text:p>(25, "Dispositivi elettronici e IoT",1200.0,0.2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Prodotti per la salute mentale e il benessere"</text:p>
          </table:table-cell>
          <table:table-cell office:value-type="string" table:style-name="ce1">
            <text:p>,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10" table:style-name="ce3">
            <text:p>10</text:p>
          </table:table-cell>
          <table:table-cell office:value-type="string" table:style-name="ce1">
            <text:p>),</text:p>
          </table:table-cell>
          <table:table-cell office:value-type="string" office:string-value="(26, &quot;Prodotti per la salute mentale e il benessere&quot;,45.0,0.10)," table:formula="of:=CONCATENATE([.A26];[.B26];[.C26];[.D26];[.E26];[.F26];[.G26];[.H26];[.I26];[.J26];[.K26];[.L26];[.M26])" table:style-name="ce1">
            <text:p>(26, "Prodotti per la salute mentale e il benessere",45.0,0.1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Prodotti per la salute mentale e il benessere"</text:p>
          </table:table-cell>
          <table:table-cell office:value-type="string" table:style-name="ce1">
            <text:p>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),</text:p>
          </table:table-cell>
          <table:table-cell office:value-type="string" office:string-value="(27, &quot;Prodotti per la salute mentale e il benessere&quot;,60.50,0.30)," table:formula="of:=CONCATENATE([.A27];[.B27];[.C27];[.D27];[.E27];[.F27];[.G27];[.H27];[.I27];[.J27];[.K27];[.L27];[.M27])" table:style-name="ce1">
            <text:p>(27, "Prodotti per la salute mentale e il benessere",60.50,0.3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Prodotti per la salute mentale e il benessere"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.</text:p>
          </table:table-cell>
          <table:table-cell office:value-type="float" office:value="99" table:style-name="ce3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),</text:p>
          </table:table-cell>
          <table:table-cell office:value-type="string" office:string-value="(28, &quot;Prodotti per la salute mentale e il benessere&quot;,29.99,0.20)," table:formula="of:=CONCATENATE([.A28];[.B28];[.C28];[.D28];[.E28];[.F28];[.G28];[.H28];[.I28];[.J28];[.K28];[.L28];[.M28])" table:style-name="ce1">
            <text:p>(28, "Prodotti per la salute mentale e il benessere",29.99,0.2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Alimenti e prodotti per animali domestici"</text:p>
          </table:table-cell>
          <table:table-cell office:value-type="string" table:style-name="ce1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),</text:p>
          </table:table-cell>
          <table:table-cell office:value-type="string" office:string-value="(29, &quot;Alimenti e prodotti per animali domestici&quot;,20.0,0.15)," table:formula="of:=CONCATENATE([.A29];[.B29];[.C29];[.D29];[.E29];[.F29];[.G29];[.H29];[.I29];[.J29];[.K29];[.L29];[.M29])" table:style-name="ce1">
            <text:p>(29, "Alimenti e prodotti per animali domestici",20.0,0.15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Alimenti e prodotti per animali domestici"</text:p>
          </table:table-cell>
          <table:table-cell office:value-type="string" table:style-name="ce1">
            <text:p>,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),</text:p>
          </table:table-cell>
          <table:table-cell office:value-type="string" office:string-value="(30, &quot;Alimenti e prodotti per animali domestici&quot;,35.50,0.50)," table:formula="of:=CONCATENATE([.A30];[.B30];[.C30];[.D30];[.E30];[.F30];[.G30];[.H30];[.I30];[.J30];[.K30];[.L30];[.M30])" table:style-name="ce1">
            <text:p>(30, "Alimenti e prodotti per animali domestici",35.50,0.5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Alimenti e prodotti per animali domestici"</text:p>
          </table:table-cell>
          <table:table-cell office:value-type="string" table:style-name="ce1">
            <text:p>,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.</text:p>
          </table:table-cell>
          <table:table-cell office:value-type="float" office:value="90" table:style-name="ce3">
            <text:p>9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),</text:p>
          </table:table-cell>
          <table:table-cell office:value-type="string" office:string-value="(31, &quot;Alimenti e prodotti per animali domestici&quot;,22.90,0.15)," table:formula="of:=CONCATENATE([.A31];[.B31];[.C31];[.D31];[.E31];[.F31];[.G31];[.H31];[.I31];[.J31];[.K31];[.L31];[.M31])" table:style-name="ce1">
            <text:p>(31, "Alimenti e prodotti per animali domestici",22.90,0.15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Alimenti e prodotti per animali domestici"</text:p>
          </table:table-cell>
          <table:table-cell office:value-type="string" table:style-name="ce1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.</text:p>
          </table:table-cell>
          <table:table-cell office:value-type="float" office:value="49" table:style-name="ce3">
            <text:p>4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10" table:style-name="ce3">
            <text:p>10</text:p>
          </table:table-cell>
          <table:table-cell office:value-type="string" table:style-name="ce1">
            <text:p>),</text:p>
          </table:table-cell>
          <table:table-cell office:value-type="string" office:string-value="(32, &quot;Alimenti e prodotti per animali domestici&quot;,15.49,0.10)," table:formula="of:=CONCATENATE([.A32];[.B32];[.C32];[.D32];[.E32];[.F32];[.G32];[.H32];[.I32];[.J32];[.K32];[.L32];[.M32])" table:style-name="ce1">
            <text:p>(32, "Alimenti e prodotti per animali domestici",15.49,0.10)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Alimenti e prodotti per animali domestici"</text:p>
          </table:table-cell>
          <table:table-cell office:value-type="string" table:style-name="ce1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.</text:p>
          </table:table-cell>
          <table:table-cell office:value-type="float" office:value="99" table:style-name="ce3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60" table:style-name="ce3">
            <text:p>60</text:p>
          </table:table-cell>
          <table:table-cell office:value-type="string" table:style-name="ce1">
            <text:p>),</text:p>
          </table:table-cell>
          <table:table-cell office:value-type="string" office:string-value="(33, &quot;Alimenti e prodotti per animali domestici&quot;,15.99,0.60)," table:formula="of:=CONCATENATE([.A33];[.B33];[.C33];[.D33];[.E33];[.F33];[.G33];[.H33];[.I33];[.J33];[.K33];[.L33];[.M33])" table:style-name="ce1">
            <text:p>(33, "Alimenti e prodotti per animali domestici",15.99,0.60)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Corsi e materiali didattici"</text:p>
          </table:table-cell>
          <table:table-cell office:value-type="string" table:style-name="ce1">
            <text:p>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30" table:style-name="ce3">
            <text:p>30</text:p>
          </table:table-cell>
          <table:table-cell office:value-type="string" table:style-name="ce1">
            <text:p>),</text:p>
          </table:table-cell>
          <table:table-cell office:value-type="string" office:string-value="(34, &quot;Corsi e materiali didattici&quot;,150.0,0.30)," table:formula="of:=CONCATENATE([.A34];[.B34];[.C34];[.D34];[.E34];[.F34];[.G34];[.H34];[.I34];[.J34];[.K34];[.L34];[.M34])" table:style-name="ce1">
            <text:p>(34, "Corsi e materiali didattici",150.0,0.30)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Corsi e materiali didattici"</text:p>
          </table:table-cell>
          <table:table-cell office:value-type="string" table:style-name="ce1">
            <text:p>,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.</text:p>
          </table:table-cell>
          <table:table-cell office:value-type="float" office:value="50" table:style-name="ce3">
            <text:p>5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5" table:style-name="ce3">
            <text:p>05</text:p>
          </table:table-cell>
          <table:table-cell office:value-type="string" table:style-name="ce1">
            <text:p>),</text:p>
          </table:table-cell>
          <table:table-cell office:value-type="string" office:string-value="(35, &quot;Corsi e materiali didattici&quot;,99.50,0.5)," table:formula="of:=CONCATENATE([.A35];[.B35];[.C35];[.D35];[.E35];[.F35];[.G35];[.H35];[.I35];[.J35];[.K35];[.L35];[.M35])" table:style-name="ce1">
            <text:p>(35, "Corsi e materiali didattici",99.50,0.5)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Corsi e materiali didattici"</text:p>
          </table:table-cell>
          <table:table-cell office:value-type="string" table:style-name="ce1">
            <text:p>,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5" table:style-name="ce3">
            <text:p>05</text:p>
          </table:table-cell>
          <table:table-cell office:value-type="string" table:style-name="ce1">
            <text:p>),</text:p>
          </table:table-cell>
          <table:table-cell office:value-type="string" office:string-value="(36, &quot;Corsi e materiali didattici&quot;,199.0,0.5)," table:formula="of:=CONCATENATE([.A36];[.B36];[.C36];[.D36];[.E36];[.F36];[.G36];[.H36];[.I36];[.J36];[.K36];[.L36];[.M36])" table:style-name="ce1">
            <text:p>(36, "Corsi e materiali didattici",199.0,0.5)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<text:s/>"Corsi e materiali didattici"</text:p>
          </table:table-cell>
          <table:table-cell office:value-type="string" table:style-name="ce1">
            <text:p>,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.</text:p>
          </table:table-cell>
          <table:table-cell office:value-type="float" office:value="0" table:style-name="ce3">
            <text:p>00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.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);</text:p>
          </table:table-cell>
          <table:table-cell office:value-type="string" office:string-value="(37, &quot;Corsi e materiali didattici&quot;,350.0,0.20);" table:formula="of:=CONCATENATE([.A37];[.B37];[.C37];[.D37];[.E37];[.F37];[.G37];[.H37];[.I37];[.J37];[.K37];[.L37];[.M37])" table:style-name="ce1">
            <text:p>(37, "Corsi e materiali didattici",350.0,0.20);</text:p>
          </table:table-cell>
          <table:table-cell table:number-columns-repeated="16370"/>
        </table:table-row>
        <table:table-row table:number-rows-repeated="1048539" table:style-name="ro1">
          <table:table-cell table:number-columns-repeated="16384"/>
        </table:table-row>
      </table:table>
      <table:table table:name="Foglio2" table:style-name="ta1">
        <table:table-column table:style-name="co1" table:number-columns-repeated="3" table:default-cell-style-name="ce1"/>
        <table:table-column table:style-name="co11" table:default-cell-style-name="ce1"/>
        <table:table-column table:style-name="co1" table:number-columns-repeated="5" table:default-cell-style-name="ce1"/>
        <table:table-column table:style-name="co12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(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"</text:p>
          </table:table-cell>
          <table:table-cell office:value-type="date" office:date-value="2023-01-12T00:00:00" table:style-name="ce2">
            <text:p>2023-01-12</text:p>
          </table:table-cell>
          <table:table-cell office:value-type="string" table:style-name="ce1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office:value-type="string" office:string-value="(1,&quot;2023-01-12&quot;,2)," table:formula="of:=CONCATENATE([.A1];[.B1];[.C1];TEXT([.D1];&quot;aaaa-mm-gg&quot;);[.E1];[.F1];[.G1])" table:style-name="ce1">
            <text:p>(1,"2023-01-12",2),</text:p>
          </table:table-cell>
          <table:table-cell table:style-name="ce1"/>
          <table:table-cell office:value-type="string" table:style-name="ce1">
            <text:p>(1, 'Moda e abbigliamento', 50</text:p>
          </table:table-cell>
          <table:table-cell office:value-type="string" table:style-name="ce1">
            <text:p>99, 0</text:p>
          </table:table-cell>
          <table:table-cell office:value-type="string" table:style-name="ce1">
            <text:p>1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"</text:p>
          </table:table-cell>
          <table:table-cell office:value-type="date" office:date-value="2023-01-14T00:00:00" table:style-name="ce2">
            <text:p>2023-01-14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2,&quot;2023-01-14&quot;,1)," table:formula="of:=CONCATENATE([.A2];[.B2];[.C2];TEXT([.D2];&quot;aaaa-mm-gg&quot;);[.E2];[.F2];[.G2])" table:style-name="ce1">
            <text:p>(2,"2023-01-14",1),</text:p>
          </table:table-cell>
          <table:table-cell table:style-name="ce1"/>
          <table:table-cell office:value-type="string" table:style-name="ce1">
            <text:p><text:s text:c="7"/>(2, 'Moda e abbigliamento', 79</text:p>
          </table:table-cell>
          <table:table-cell office:value-type="string" table:style-name="ce1">
            <text:p>99, 0</text:p>
          </table:table-cell>
          <table:table-cell office:value-type="string" table:style-name="ce1">
            <text:p>15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"</text:p>
          </table:table-cell>
          <table:table-cell office:value-type="date" office:date-value="2023-01-21T00:00:00" table:style-name="ce2">
            <text:p>2023-01-21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3,&quot;2023-01-21&quot;,1)," table:formula="of:=CONCATENATE([.A3];[.B3];[.C3];TEXT([.D3];&quot;aaaa-mm-gg&quot;);[.E3];[.F3];[.G3])" table:style-name="ce1">
            <text:p>(3,"2023-01-21",1),</text:p>
          </table:table-cell>
          <table:table-cell table:style-name="ce1"/>
          <table:table-cell office:value-type="string" table:style-name="ce1">
            <text:p><text:s text:c="7"/>(3, 'Moda e abbigliamento', 65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05);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"</text:p>
          </table:table-cell>
          <table:table-cell office:value-type="date" office:date-value="2023-01-22T00:00:00" table:style-name="ce2">
            <text:p>2023-01-22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4,&quot;2023-01-22&quot;,1)," table:formula="of:=CONCATENATE([.A4];[.B4];[.C4];TEXT([.D4];&quot;aaaa-mm-gg&quot;);[.E4];[.F4];[.G4])" table:style-name="ce1">
            <text:p>(4,"2023-01-22",1),</text:p>
          </table:table-cell>
          <table:table-cell table:style-name="ce1"/>
          <table:table-cell office:value-type="string" table:style-name="ce1">
            <text:p>(4, 'Ricambi auto', 120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2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"</text:p>
          </table:table-cell>
          <table:table-cell office:value-type="date" office:date-value="2023-01-27T00:00:00" table:style-name="ce2">
            <text:p>2023-01-27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5,&quot;2023-01-27&quot;,1)," table:formula="of:=CONCATENATE([.A5];[.B5];[.C5];TEXT([.D5];&quot;aaaa-mm-gg&quot;);[.E5];[.F5];[.G5])" table:style-name="ce1">
            <text:p>(5,"2023-01-27",1),</text:p>
          </table:table-cell>
          <table:table-cell table:style-name="ce1"/>
          <table:table-cell office:value-type="string" table:style-name="ce1">
            <text:p><text:s text:c="7"/>(5, 'Ricambi auto', 89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1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"</text:p>
          </table:table-cell>
          <table:table-cell office:value-type="date" office:date-value="2023-02-27T00:00:00" table:style-name="ce2">
            <text:p>2023-02-27</text:p>
          </table:table-cell>
          <table:table-cell office:value-type="string" table:style-name="ce1">
            <text:p>"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office:value-type="string" office:string-value="(6,&quot;2023-02-27&quot;,3)," table:formula="of:=CONCATENATE([.A6];[.B6];[.C6];TEXT([.D6];&quot;aaaa-mm-gg&quot;);[.E6];[.F6];[.G6])" table:style-name="ce1">
            <text:p>(6,"2023-02-27",3),</text:p>
          </table:table-cell>
          <table:table-cell table:style-name="ce1"/>
          <table:table-cell office:value-type="string" table:style-name="ce1">
            <text:p><text:s text:c="7"/>(6, 'Ricambi auto', 200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25);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"</text:p>
          </table:table-cell>
          <table:table-cell office:value-type="date" office:date-value="2023-02-27T00:00:00" table:style-name="ce2">
            <text:p>2023-02-27</text:p>
          </table:table-cell>
          <table:table-cell office:value-type="string" table:style-name="ce1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office:value-type="string" office:string-value="(7,&quot;2023-02-27&quot;,2)," table:formula="of:=CONCATENATE([.A7];[.B7];[.C7];TEXT([.D7];&quot;aaaa-mm-gg&quot;);[.E7];[.F7];[.G7])" table:style-name="ce1">
            <text:p>(7,"2023-02-27",2),</text:p>
          </table:table-cell>
          <table:table-cell table:style-name="ce1"/>
          <table:table-cell office:value-type="string" table:style-name="ce1">
            <text:p>(7, 'Mobili e arredamento per la casa', 399</text:p>
          </table:table-cell>
          <table:table-cell office:value-type="string" table:style-name="ce1">
            <text:p>99, 0</text:p>
          </table:table-cell>
          <table:table-cell office:value-type="string" table:style-name="ce1">
            <text:p>6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"</text:p>
          </table:table-cell>
          <table:table-cell office:value-type="date" office:date-value="2023-03-28T00:00:00" table:style-name="ce2">
            <text:p>2023-03-28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8,&quot;2023-03-28&quot;,1)," table:formula="of:=CONCATENATE([.A8];[.B8];[.C8];TEXT([.D8];&quot;aaaa-mm-gg&quot;);[.E8];[.F8];[.G8])" table:style-name="ce1">
            <text:p>(8,"2023-03-28",1),</text:p>
          </table:table-cell>
          <table:table-cell table:style-name="ce1"/>
          <table:table-cell office:value-type="string" table:style-name="ce1">
            <text:p><text:s text:c="7"/>(8, 'Mobili e arredamento per la casa', 799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3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"</text:p>
          </table:table-cell>
          <table:table-cell office:value-type="date" office:date-value="2023-04-29T00:00:00" table:style-name="ce2">
            <text:p>2023-04-29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9,&quot;2023-04-29&quot;,1)," table:formula="of:=CONCATENATE([.A9];[.B9];[.C9];TEXT([.D9];&quot;aaaa-mm-gg&quot;);[.E9];[.F9];[.G9])" table:style-name="ce1">
            <text:p>(9,"2023-04-29",1),</text:p>
          </table:table-cell>
          <table:table-cell table:style-name="ce1"/>
          <table:table-cell office:value-type="string" table:style-name="ce1">
            <text:p><text:s text:c="7"/>(9, 'Mobili e arredamento per la casa', 299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25);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"</text:p>
          </table:table-cell>
          <table:table-cell office:value-type="date" office:date-value="2023-06-09T00:00:00" table:style-name="ce2">
            <text:p>2023-06-09</text:p>
          </table:table-cell>
          <table:table-cell office:value-type="string" table:style-name="ce1">
            <text:p>"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office:value-type="string" office:string-value="(10,&quot;2023-06-09&quot;,3)," table:formula="of:=CONCATENATE([.A10];[.B10];[.C10];TEXT([.D10];&quot;aaaa-mm-gg&quot;);[.E10];[.F10];[.G10])" table:style-name="ce1">
            <text:p>(10,"2023-06-09",3),</text:p>
          </table:table-cell>
          <table:table-cell table:style-name="ce1"/>
          <table:table-cell office:value-type="string" table:style-name="ce1">
            <text:p>(10, 'Generi alimentari', 25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2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"</text:p>
          </table:table-cell>
          <table:table-cell office:value-type="date" office:date-value="2023-06-09T00:00:00" table:style-name="ce2">
            <text:p>2023-06-09</text:p>
          </table:table-cell>
          <table:table-cell office:value-type="string" table:style-name="ce1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office:value-type="string" office:string-value="(11,&quot;2023-06-09&quot;,2)," table:formula="of:=CONCATENATE([.A11];[.B11];[.C11];TEXT([.D11];&quot;aaaa-mm-gg&quot;);[.E11];[.F11];[.G11])" table:style-name="ce1">
            <text:p>(11,"2023-06-09",2),</text:p>
          </table:table-cell>
          <table:table-cell table:style-name="ce1"/>
          <table:table-cell office:value-type="string" table:style-name="ce1">
            <text:p><text:s text:c="7"/>(11, 'Generi alimentari', 30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4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"</text:p>
          </table:table-cell>
          <table:table-cell office:value-type="date" office:date-value="2023-06-10T00:00:00" table:style-name="ce2">
            <text:p>2023-06-10</text:p>
          </table:table-cell>
          <table:table-cell office:value-type="string" table:style-name="ce1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office:value-type="string" office:string-value="(12,&quot;2023-06-10&quot;,2)," table:formula="of:=CONCATENATE([.A12];[.B12];[.C12];TEXT([.D12];&quot;aaaa-mm-gg&quot;);[.E12];[.F12];[.G12])" table:style-name="ce1">
            <text:p>(12,"2023-06-10",2),</text:p>
          </table:table-cell>
          <table:table-cell table:style-name="ce1"/>
          <table:table-cell office:value-type="string" table:style-name="ce1">
            <text:p><text:s text:c="7"/>(12, 'Generi alimentari', 15</text:p>
          </table:table-cell>
          <table:table-cell office:value-type="string" table:style-name="ce1">
            <text:p>99, 0</text:p>
          </table:table-cell>
          <table:table-cell office:value-type="string" table:style-name="ce1">
            <text:p>15);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"</text:p>
          </table:table-cell>
          <table:table-cell office:value-type="date" office:date-value="2023-06-14T00:00:00" table:style-name="ce2">
            <text:p>2023-06-14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13,&quot;2023-06-14&quot;,1)," table:formula="of:=CONCATENATE([.A13];[.B13];[.C13];TEXT([.D13];&quot;aaaa-mm-gg&quot;);[.E13];[.F13];[.G13])" table:style-name="ce1">
            <text:p>(13,"2023-06-14",1),</text:p>
          </table:table-cell>
          <table:table-cell table:style-name="ce1"/>
          <table:table-cell office:value-type="string" table:style-name="ce1">
            <text:p>(13, 'Calzature', 99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05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"</text:p>
          </table:table-cell>
          <table:table-cell office:value-type="date" office:date-value="2023-06-26T00:00:00" table:style-name="ce2">
            <text:p>2023-06-26</text:p>
          </table:table-cell>
          <table:table-cell office:value-type="string" table:style-name="ce1">
            <text:p>"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office:value-type="string" office:string-value="(14,&quot;2023-06-26&quot;,3)," table:formula="of:=CONCATENATE([.A14];[.B14];[.C14];TEXT([.D14];&quot;aaaa-mm-gg&quot;);[.E14];[.F14];[.G14])" table:style-name="ce1">
            <text:p>(14,"2023-06-26",3),</text:p>
          </table:table-cell>
          <table:table-cell table:style-name="ce1"/>
          <table:table-cell office:value-type="string" table:style-name="ce1">
            <text:p><text:s text:c="7"/>(14, 'Calzature', 59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2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"</text:p>
          </table:table-cell>
          <table:table-cell office:value-type="date" office:date-value="2023-06-29T00:00:00" table:style-name="ce2">
            <text:p>2023-06-29</text:p>
          </table:table-cell>
          <table:table-cell office:value-type="string" table:style-name="ce1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office:value-type="string" office:string-value="(15,&quot;2023-06-29&quot;,2)," table:formula="of:=CONCATENATE([.A15];[.B15];[.C15];TEXT([.D15];&quot;aaaa-mm-gg&quot;);[.E15];[.F15];[.G15])" table:style-name="ce1">
            <text:p>(15,"2023-06-29",2),</text:p>
          </table:table-cell>
          <table:table-cell table:style-name="ce1"/>
          <table:table-cell office:value-type="string" table:style-name="ce1">
            <text:p><text:s text:c="7"/>(15, 'Calzature', 120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1);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"</text:p>
          </table:table-cell>
          <table:table-cell office:value-type="date" office:date-value="2023-06-30T00:00:00" table:style-name="ce2">
            <text:p>2023-06-30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16,&quot;2023-06-30&quot;,1)," table:formula="of:=CONCATENATE([.A16];[.B16];[.C16];TEXT([.D16];&quot;aaaa-mm-gg&quot;);[.E16];[.F16];[.G16])" table:style-name="ce1">
            <text:p>(16,"2023-06-30",1),</text:p>
          </table:table-cell>
          <table:table-cell table:style-name="ce1"/>
          <table:table-cell office:value-type="string" table:style-name="ce1">
            <text:p>(16, 'Gioielli', 499</text:p>
          </table:table-cell>
          <table:table-cell office:value-type="string" table:style-name="ce1">
            <text:p>99, 0</text:p>
          </table:table-cell>
          <table:table-cell office:value-type="string" table:style-name="ce1">
            <text:p>25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"</text:p>
          </table:table-cell>
          <table:table-cell office:value-type="date" office:date-value="2023-07-10T00:00:00" table:style-name="ce2">
            <text:p>2023-07-10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17,&quot;2023-07-10&quot;,1)," table:formula="of:=CONCATENATE([.A17];[.B17];[.C17];TEXT([.D17];&quot;aaaa-mm-gg&quot;);[.E17];[.F17];[.G17])" table:style-name="ce1">
            <text:p>(17,"2023-07-10",1),</text:p>
          </table:table-cell>
          <table:table-cell table:style-name="ce1"/>
          <table:table-cell office:value-type="string" table:style-name="ce1">
            <text:p><text:s text:c="7"/>(17, 'Gioielli', 899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2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"</text:p>
          </table:table-cell>
          <table:table-cell office:value-type="date" office:date-value="2023-07-14T00:00:00" table:style-name="ce2">
            <text:p>2023-07-14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18,&quot;2023-07-14&quot;,1)," table:formula="of:=CONCATENATE([.A18];[.B18];[.C18];TEXT([.D18];&quot;aaaa-mm-gg&quot;);[.E18];[.F18];[.G18])" table:style-name="ce1">
            <text:p>(18,"2023-07-14",1),</text:p>
          </table:table-cell>
          <table:table-cell table:style-name="ce1"/>
          <table:table-cell office:value-type="string" table:style-name="ce1">
            <text:p><text:s text:c="7"/>(18, 'Gioielli', 699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1);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"</text:p>
          </table:table-cell>
          <table:table-cell office:value-type="date" office:date-value="2023-07-29T00:00:00" table:style-name="ce2">
            <text:p>2023-07-29</text:p>
          </table:table-cell>
          <table:table-cell office:value-type="string" table:style-name="ce1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office:value-type="string" office:string-value="(19,&quot;2023-07-29&quot;,2)," table:formula="of:=CONCATENATE([.A19];[.B19];[.C19];TEXT([.D19];&quot;aaaa-mm-gg&quot;);[.E19];[.F19];[.G19])" table:style-name="ce1">
            <text:p>(19,"2023-07-29",2),</text:p>
          </table:table-cell>
          <table:table-cell table:style-name="ce1"/>
          <table:table-cell office:value-type="string" table:style-name="ce1">
            <text:p>(19, 'Piante e prodotti per il giardino', 35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0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"</text:p>
          </table:table-cell>
          <table:table-cell office:value-type="date" office:date-value="2023-09-01T00:00:00" table:style-name="ce2">
            <text:p>2023-09-01</text:p>
          </table:table-cell>
          <table:table-cell office:value-type="string" table:style-name="ce1">
            <text:p>"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office:value-type="string" office:string-value="(20,&quot;2023-09-01&quot;,3)," table:formula="of:=CONCATENATE([.A20];[.B20];[.C20];TEXT([.D20];&quot;aaaa-mm-gg&quot;);[.E20];[.F20];[.G20])" table:style-name="ce1">
            <text:p>(20,"2023-09-01",3),</text:p>
          </table:table-cell>
          <table:table-cell table:style-name="ce1"/>
          <table:table-cell office:value-type="string" table:style-name="ce1">
            <text:p><text:s text:c="7"/>(20, 'Piante e prodotti per il giardino', 49</text:p>
          </table:table-cell>
          <table:table-cell office:value-type="string" table:style-name="ce1">
            <text:p>99, 0</text:p>
          </table:table-cell>
          <table:table-cell office:value-type="string" table:style-name="ce1">
            <text:p>25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"</text:p>
          </table:table-cell>
          <table:table-cell office:value-type="date" office:date-value="2023-09-06T00:00:00" table:style-name="ce2">
            <text:p>2023-09-06</text:p>
          </table:table-cell>
          <table:table-cell office:value-type="string" table:style-name="ce1">
            <text:p>"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office:value-type="string" office:string-value="(21,&quot;2023-09-06&quot;,3)," table:formula="of:=CONCATENATE([.A21];[.B21];[.C21];TEXT([.D21];&quot;aaaa-mm-gg&quot;);[.E21];[.F21];[.G21])" table:style-name="ce1">
            <text:p>(21,"2023-09-06",3),</text:p>
          </table:table-cell>
          <table:table-cell table:style-name="ce1"/>
          <table:table-cell office:value-type="string" table:style-name="ce1">
            <text:p><text:s text:c="7"/>(21, 'Piante e prodotti per il giardino', 29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3);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"</text:p>
          </table:table-cell>
          <table:table-cell office:value-type="date" office:date-value="2023-09-12T00:00:00" table:style-name="ce2">
            <text:p>2023-09-12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22,&quot;2023-09-12&quot;,1)," table:formula="of:=CONCATENATE([.A22];[.B22];[.C22];TEXT([.D22];&quot;aaaa-mm-gg&quot;);[.E22];[.F22];[.G22])" table:style-name="ce1">
            <text:p>(22,"2023-09-12",1),</text:p>
          </table:table-cell>
          <table:table-cell table:style-name="ce1"/>
          <table:table-cell office:value-type="string" table:style-name="ce1">
            <text:p>(22, 'Dispositivi elettronici e IoT', 799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1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"</text:p>
          </table:table-cell>
          <table:table-cell office:value-type="date" office:date-value="2023-09-22T00:00:00" table:style-name="ce2">
            <text:p>2023-09-22</text:p>
          </table:table-cell>
          <table:table-cell office:value-type="string" table:style-name="ce1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office:value-type="string" office:string-value="(23,&quot;2023-09-22&quot;,2)," table:formula="of:=CONCATENATE([.A23];[.B23];[.C23];TEXT([.D23];&quot;aaaa-mm-gg&quot;);[.E23];[.F23];[.G23])" table:style-name="ce1">
            <text:p>(23,"2023-09-22",2),</text:p>
          </table:table-cell>
          <table:table-cell table:style-name="ce1"/>
          <table:table-cell office:value-type="string" table:style-name="ce1">
            <text:p><text:s text:c="7"/>(23, 'Dispositivi elettronici e IoT', 399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05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"</text:p>
          </table:table-cell>
          <table:table-cell office:value-type="date" office:date-value="2023-09-28T00:00:00" table:style-name="ce2">
            <text:p>2023-09-28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24,&quot;2023-09-28&quot;,1)," table:formula="of:=CONCATENATE([.A24];[.B24];[.C24];TEXT([.D24];&quot;aaaa-mm-gg&quot;);[.E24];[.F24];[.G24])" table:style-name="ce1">
            <text:p>(24,"2023-09-28",1),</text:p>
          </table:table-cell>
          <table:table-cell table:style-name="ce1"/>
          <table:table-cell office:value-type="string" table:style-name="ce1">
            <text:p><text:s text:c="7"/>(24, 'Dispositivi elettronici e IoT', 1200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2);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"</text:p>
          </table:table-cell>
          <table:table-cell office:value-type="date" office:date-value="2023-10-01T00:00:00" table:style-name="ce2">
            <text:p>2023-10-01</text:p>
          </table:table-cell>
          <table:table-cell office:value-type="string" table:style-name="ce1">
            <text:p>"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office:value-type="string" office:string-value="(25,&quot;2023-10-01&quot;,3)," table:formula="of:=CONCATENATE([.A25];[.B25];[.C25];TEXT([.D25];&quot;aaaa-mm-gg&quot;);[.E25];[.F25];[.G25])" table:style-name="ce1">
            <text:p>(25,"2023-10-01",3),</text:p>
          </table:table-cell>
          <table:table-cell table:style-name="ce1"/>
          <table:table-cell office:value-type="string" table:style-name="ce1">
            <text:p>(25, 'Prodotti per la salute mentale e il benessere', 45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1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"</text:p>
          </table:table-cell>
          <table:table-cell office:value-type="date" office:date-value="2023-10-08T00:00:00" table:style-name="ce2">
            <text:p>2023-10-08</text:p>
          </table:table-cell>
          <table:table-cell office:value-type="string" table:style-name="ce1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office:value-type="string" office:string-value="(26,&quot;2023-10-08&quot;,2)," table:formula="of:=CONCATENATE([.A26];[.B26];[.C26];TEXT([.D26];&quot;aaaa-mm-gg&quot;);[.E26];[.F26];[.G26])" table:style-name="ce1">
            <text:p>(26,"2023-10-08",2),</text:p>
          </table:table-cell>
          <table:table-cell table:style-name="ce1"/>
          <table:table-cell office:value-type="string" table:style-name="ce1">
            <text:p><text:s text:c="7"/>(26, 'Prodotti per la salute mentale e il benessere', 60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0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"</text:p>
          </table:table-cell>
          <table:table-cell office:value-type="date" office:date-value="2023-10-23T00:00:00" table:style-name="ce2">
            <text:p>2023-10-23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27,&quot;2023-10-23&quot;,1)," table:formula="of:=CONCATENATE([.A27];[.B27];[.C27];TEXT([.D27];&quot;aaaa-mm-gg&quot;);[.E27];[.F27];[.G27])" table:style-name="ce1">
            <text:p>(27,"2023-10-23",1),</text:p>
          </table:table-cell>
          <table:table-cell table:style-name="ce1"/>
          <table:table-cell office:value-type="string" table:style-name="ce1">
            <text:p><text:s text:c="7"/>(27, 'Prodotti per la salute mentale e il benessere', 29</text:p>
          </table:table-cell>
          <table:table-cell office:value-type="string" table:style-name="ce1">
            <text:p>99, 0</text:p>
          </table:table-cell>
          <table:table-cell office:value-type="string" table:style-name="ce1">
            <text:p>2);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"</text:p>
          </table:table-cell>
          <table:table-cell office:value-type="date" office:date-value="2023-11-16T00:00:00" table:style-name="ce2">
            <text:p>2023-11-16</text:p>
          </table:table-cell>
          <table:table-cell office:value-type="string" table:style-name="ce1">
            <text:p>"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28,&quot;2023-11-16&quot;,1)," table:formula="of:=CONCATENATE([.A28];[.B28];[.C28];TEXT([.D28];&quot;aaaa-mm-gg&quot;);[.E28];[.F28];[.G28])" table:style-name="ce1">
            <text:p>(28,"2023-11-16",1),</text:p>
          </table:table-cell>
          <table:table-cell table:style-name="ce1"/>
          <table:table-cell office:value-type="string" table:style-name="ce1">
            <text:p>(28, 'Alimenti e prodotti per animali domestici', 20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15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"</text:p>
          </table:table-cell>
          <table:table-cell office:value-type="date" office:date-value="2023-11-17T00:00:00" table:style-name="ce2">
            <text:p>2023-11-17</text:p>
          </table:table-cell>
          <table:table-cell office:value-type="string" table:style-name="ce1">
            <text:p>"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office:value-type="string" office:string-value="(29,&quot;2023-11-17&quot;,3)," table:formula="of:=CONCATENATE([.A29];[.B29];[.C29];TEXT([.D29];&quot;aaaa-mm-gg&quot;);[.E29];[.F29];[.G29])" table:style-name="ce1">
            <text:p>(29,"2023-11-17",3),</text:p>
          </table:table-cell>
          <table:table-cell table:style-name="ce1"/>
          <table:table-cell office:value-type="string" table:style-name="ce1">
            <text:p><text:s text:c="7"/>(29, 'Alimenti e prodotti per animali domestici', 35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5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"</text:p>
          </table:table-cell>
          <table:table-cell office:value-type="date" office:date-value="2023-12-02T00:00:00" table:style-name="ce2">
            <text:p>2023-12-02</text:p>
          </table:table-cell>
          <table:table-cell office:value-type="string" table:style-name="ce1">
            <text:p>"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office:value-type="string" office:string-value="(30,&quot;2023-12-02&quot;,3)," table:formula="of:=CONCATENATE([.A30];[.B30];[.C30];TEXT([.D30];&quot;aaaa-mm-gg&quot;);[.E30];[.F30];[.G30])" table:style-name="ce1">
            <text:p>(30,"2023-12-02",3),</text:p>
          </table:table-cell>
          <table:table-cell table:style-name="ce1"/>
          <table:table-cell office:value-type="string" table:style-name="ce1">
            <text:p><text:s text:c="7"/>(30, 'Alimenti e prodotti per animali domestici', 15</text:p>
          </table:table-cell>
          <table:table-cell office:value-type="string" table:style-name="ce1">
            <text:p>99, 0</text:p>
          </table:table-cell>
          <table:table-cell office:value-type="string" table:style-name="ce1">
            <text:p>3);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"</text:p>
          </table:table-cell>
          <table:table-cell office:value-type="date" office:date-value="2023-12-12T00:00:00" table:style-name="ce2">
            <text:p>2023-12-12</text:p>
          </table:table-cell>
          <table:table-cell office:value-type="string" table:style-name="ce1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office:value-type="string" office:string-value="(31,&quot;2023-12-12&quot;,2)," table:formula="of:=CONCATENATE([.A31];[.B31];[.C31];TEXT([.D31];&quot;aaaa-mm-gg&quot;);[.E31];[.F31];[.G31])" table:style-name="ce1">
            <text:p>(31,"2023-12-12",2),</text:p>
          </table:table-cell>
          <table:table-cell table:style-name="ce1"/>
          <table:table-cell office:value-type="string" table:style-name="ce1">
            <text:p>(31, 'Corsi e materiali didattici', 150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3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"</text:p>
          </table:table-cell>
          <table:table-cell office:value-type="date" office:date-value="2024-01-01T00:00:00" table:style-name="ce2">
            <text:p>2024-01-01</text:p>
          </table:table-cell>
          <table:table-cell office:value-type="string" table:style-name="ce1">
            <text:p>"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office:value-type="string" office:string-value="(32,&quot;2024-01-01&quot;,3)," table:formula="of:=CONCATENATE([.A32];[.B32];[.C32];TEXT([.D32];&quot;aaaa-mm-gg&quot;);[.E32];[.F32];[.G32])" table:style-name="ce1">
            <text:p>(32,"2024-01-01",3),</text:p>
          </table:table-cell>
          <table:table-cell table:style-name="ce1"/>
          <table:table-cell office:value-type="string" table:style-name="ce1">
            <text:p><text:s text:c="7"/>(32, 'Corsi e materiali didattici', 99</text:p>
          </table:table-cell>
          <table:table-cell office:value-type="string" table:style-name="ce1">
            <text:p>50, 0</text:p>
          </table:table-cell>
          <table:table-cell office:value-type="string" table:style-name="ce1">
            <text:p>05),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"</text:p>
          </table:table-cell>
          <table:table-cell office:value-type="date" office:date-value="2024-01-06T00:00:00" table:style-name="ce2">
            <text:p>2024-01-06</text:p>
          </table:table-cell>
          <table:table-cell office:value-type="string" table:style-name="ce1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;</text:p>
          </table:table-cell>
          <table:table-cell office:value-type="string" office:string-value="(33,&quot;2024-01-06&quot;,2);" table:formula="of:=CONCATENATE([.A33];[.B33];[.C33];TEXT([.D33];&quot;aaaa-mm-gg&quot;);[.E33];[.F33];[.G33])" table:style-name="ce1">
            <text:p>(33,"2024-01-06",2);</text:p>
          </table:table-cell>
          <table:table-cell table:style-name="ce1"/>
          <table:table-cell office:value-type="string" table:style-name="ce1">
            <text:p><text:s text:c="7"/>(33, 'Corsi e materiali didattici', 199</text:p>
          </table:table-cell>
          <table:table-cell office:value-type="string" table:style-name="ce1">
            <text:p>00, 0</text:p>
          </table:table-cell>
          <table:table-cell office:value-type="string" table:style-name="ce1">
            <text:p>05);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liente(IDCliente, IDVendit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),</text:p>
          </table:table-cell>
          <table:table-cell office:value-type="string" office:string-value="(7,1)," table:formula="of:=CONCATENATE([.A37];[.B37];[.C37];[.D37];[.E37])" table:style-name="ce1">
            <text:p>(7,1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),</text:p>
          </table:table-cell>
          <table:table-cell office:value-type="string" office:string-value="(13,2)," table:formula="of:=CONCATENATE([.A38];[.B38];[.C38];[.D38];[.E38])" table:style-name="ce1">
            <text:p>(13,2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),</text:p>
          </table:table-cell>
          <table:table-cell office:value-type="string" office:string-value="(10,3)," table:formula="of:=CONCATENATE([.A39];[.B39];[.C39];[.D39];[.E39])" table:style-name="ce1">
            <text:p>(10,3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),</text:p>
          </table:table-cell>
          <table:table-cell office:value-type="string" office:string-value="(12,4)," table:formula="of:=CONCATENATE([.A40];[.B40];[.C40];[.D40];[.E40])" table:style-name="ce1">
            <text:p>(12,4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),</text:p>
          </table:table-cell>
          <table:table-cell office:value-type="string" office:string-value="(14,5)," table:formula="of:=CONCATENATE([.A41];[.B41];[.C41];[.D41];[.E41])" table:style-name="ce1">
            <text:p>(14,5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),</text:p>
          </table:table-cell>
          <table:table-cell office:value-type="string" office:string-value="(8,6)," table:formula="of:=CONCATENATE([.A42];[.B42];[.C42];[.D42];[.E42])" table:style-name="ce1">
            <text:p>(8,6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),</text:p>
          </table:table-cell>
          <table:table-cell office:value-type="string" office:string-value="(7,7)," table:formula="of:=CONCATENATE([.A43];[.B43];[.C43];[.D43];[.E43])" table:style-name="ce1">
            <text:p>(7,7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),</text:p>
          </table:table-cell>
          <table:table-cell office:value-type="string" office:string-value="(15,8)," table:formula="of:=CONCATENATE([.A44];[.B44];[.C44];[.D44];[.E44])" table:style-name="ce1">
            <text:p>(15,8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),</text:p>
          </table:table-cell>
          <table:table-cell office:value-type="string" office:string-value="(8,9)," table:formula="of:=CONCATENATE([.A45];[.B45];[.C45];[.D45];[.E45])" table:style-name="ce1">
            <text:p>(8,9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),</text:p>
          </table:table-cell>
          <table:table-cell office:value-type="string" office:string-value="(1,10)," table:formula="of:=CONCATENATE([.A46];[.B46];[.C46];[.D46];[.E46])" table:style-name="ce1">
            <text:p>(1,10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),</text:p>
          </table:table-cell>
          <table:table-cell office:value-type="string" office:string-value="(13,11)," table:formula="of:=CONCATENATE([.A47];[.B47];[.C47];[.D47];[.E47])" table:style-name="ce1">
            <text:p>(13,11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),</text:p>
          </table:table-cell>
          <table:table-cell office:value-type="string" office:string-value="(2,12)," table:formula="of:=CONCATENATE([.A48];[.B48];[.C48];[.D48];[.E48])" table:style-name="ce1">
            <text:p>(2,12)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),</text:p>
          </table:table-cell>
          <table:table-cell office:value-type="string" office:string-value="(1,13)," table:formula="of:=CONCATENATE([.A49];[.B49];[.C49];[.D49];[.E49])" table:style-name="ce1">
            <text:p>(1,13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),</text:p>
          </table:table-cell>
          <table:table-cell office:value-type="string" office:string-value="(4,14)," table:formula="of:=CONCATENATE([.A50];[.B50];[.C50];[.D50];[.E50])" table:style-name="ce1">
            <text:p>(4,14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),</text:p>
          </table:table-cell>
          <table:table-cell office:value-type="string" office:string-value="(2,15)," table:formula="of:=CONCATENATE([.A51];[.B51];[.C51];[.D51];[.E51])" table:style-name="ce1">
            <text:p>(2,15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),</text:p>
          </table:table-cell>
          <table:table-cell office:value-type="string" office:string-value="(12,16)," table:formula="of:=CONCATENATE([.A52];[.B52];[.C52];[.D52];[.E52])" table:style-name="ce1">
            <text:p>(12,16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),</text:p>
          </table:table-cell>
          <table:table-cell office:value-type="string" office:string-value="(5,17)," table:formula="of:=CONCATENATE([.A53];[.B53];[.C53];[.D53];[.E53])" table:style-name="ce1">
            <text:p>(5,17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),</text:p>
          </table:table-cell>
          <table:table-cell office:value-type="string" office:string-value="(5,18)," table:formula="of:=CONCATENATE([.A54];[.B54];[.C54];[.D54];[.E54])" table:style-name="ce1">
            <text:p>(5,18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),</text:p>
          </table:table-cell>
          <table:table-cell office:value-type="string" office:string-value="(2,19)," table:formula="of:=CONCATENATE([.A55];[.B55];[.C55];[.D55];[.E55])" table:style-name="ce1">
            <text:p>(2,19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),</text:p>
          </table:table-cell>
          <table:table-cell office:value-type="string" office:string-value="(3,20)," table:formula="of:=CONCATENATE([.A56];[.B56];[.C56];[.D56];[.E56])" table:style-name="ce1">
            <text:p>(3,20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),</text:p>
          </table:table-cell>
          <table:table-cell office:value-type="string" office:string-value="(13,21)," table:formula="of:=CONCATENATE([.A57];[.B57];[.C57];[.D57];[.E57])" table:style-name="ce1">
            <text:p>(13,21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),</text:p>
          </table:table-cell>
          <table:table-cell office:value-type="string" office:string-value="(2,22)," table:formula="of:=CONCATENATE([.A58];[.B58];[.C58];[.D58];[.E58])" table:style-name="ce1">
            <text:p>(2,22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),</text:p>
          </table:table-cell>
          <table:table-cell office:value-type="string" office:string-value="(6,23)," table:formula="of:=CONCATENATE([.A59];[.B59];[.C59];[.D59];[.E59])" table:style-name="ce1">
            <text:p>(6,23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),</text:p>
          </table:table-cell>
          <table:table-cell office:value-type="string" office:string-value="(15,24)," table:formula="of:=CONCATENATE([.A60];[.B60];[.C60];[.D60];[.E60])" table:style-name="ce1">
            <text:p>(15,24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),</text:p>
          </table:table-cell>
          <table:table-cell office:value-type="string" office:string-value="(3,25)," table:formula="of:=CONCATENATE([.A61];[.B61];[.C61];[.D61];[.E61])" table:style-name="ce1">
            <text:p>(3,25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),</text:p>
          </table:table-cell>
          <table:table-cell office:value-type="string" office:string-value="(1,26)," table:formula="of:=CONCATENATE([.A62];[.B62];[.C62];[.D62];[.E62])" table:style-name="ce1">
            <text:p>(1,26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),</text:p>
          </table:table-cell>
          <table:table-cell office:value-type="string" office:string-value="(1,27)," table:formula="of:=CONCATENATE([.A63];[.B63];[.C63];[.D63];[.E63])" table:style-name="ce1">
            <text:p>(1,27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),</text:p>
          </table:table-cell>
          <table:table-cell office:value-type="string" office:string-value="(11,28)," table:formula="of:=CONCATENATE([.A64];[.B64];[.C64];[.D64];[.E64])" table:style-name="ce1">
            <text:p>(11,28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),</text:p>
          </table:table-cell>
          <table:table-cell office:value-type="string" office:string-value="(14,29)," table:formula="of:=CONCATENATE([.A65];[.B65];[.C65];[.D65];[.E65])" table:style-name="ce1">
            <text:p>(14,29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),</text:p>
          </table:table-cell>
          <table:table-cell office:value-type="string" office:string-value="(10,30)," table:formula="of:=CONCATENATE([.A66];[.B66];[.C66];[.D66];[.E66])" table:style-name="ce1">
            <text:p>(10,30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),</text:p>
          </table:table-cell>
          <table:table-cell office:value-type="string" office:string-value="(10,31)," table:formula="of:=CONCATENATE([.A67];[.B67];[.C67];[.D67];[.E67])" table:style-name="ce1">
            <text:p>(10,31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),</text:p>
          </table:table-cell>
          <table:table-cell office:value-type="string" office:string-value="(14,32)," table:formula="of:=CONCATENATE([.A68];[.B68];[.C68];[.D68];[.E68])" table:style-name="ce1">
            <text:p>(14,32)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);</text:p>
          </table:table-cell>
          <table:table-cell office:value-type="string" office:string-value="(7,33);" table:formula="of:=CONCATENATE([.A69];[.B69];[.C69];[.D69];[.E69])" table:style-name="ce1">
            <text:p>(7,33);</text:p>
          </table:table-cell>
          <table:table-cell table:number-columns-repeated="16378"/>
        </table:table-row>
        <table:table-row table:number-rows-repeated="1048507" table:style-name="ro1">
          <table:table-cell table:number-columns-repeated="16384"/>
        </table:table-row>
      </table:table>
      <table:database-ranges>
        <table:database-range table:target-range-address="Foglio2.D37:Foglio2.D6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42P0">
      <number:year number:style="long"/>
      <number:text>-</number:text>
      <number:month number:style="long"/>
      <number:text>-</number:text>
      <number:day number:style="long"/>
    </number:date-style>
    <number:text-style style:name="N42">
      <number:text-content/>
      <style:map style:condition="value()&gt;=0" style:apply-style-name="N42P0"/>
    </number:text-style>
    <number:number-style style:name="N43">
      <number:number number:decimal-places="0" number:min-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Marco Tripodi</meta:initial-creator>
    <dc:creator>Marco</dc:creator>
    <meta:creation-date>2024-01-08T08:29:16Z</meta:creation-date>
    <dc:date>2024-01-08T14:09:20Z</dc:date>
  </office:meta>
</office:document-meta>
</file>